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C000000BA885CAFA7D3F607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paragraph-rsid="0007b3f8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07b3f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8" style:family="paragraph" style:parent-style-name="Text_20_body">
      <style:text-properties style:font-name="Arial"/>
    </style:style>
    <style:style style:name="T1" style:family="text">
      <style:text-properties officeooo:rsid="0007b3f8"/>
    </style:style>
    <style:style style:name="T2" style:family="text">
      <style:text-properties officeooo:rsid="0009c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<text:tab/><draw:frame draw:style-name="fr1" draw:name="Imagen1" text:anchor-type="char" svg:x="2.847cm" svg:y="-0.072cm" svg:width="10.901cm" svg:height="4.921cm" draw:z-index="0"><draw:image xlink:href="Pictures/100000000000019C000000BA885CAFA7D3F6070A.png" xlink:type="simple" xlink:show="embed" xlink:actuate="onLoad" draw:mime-type="image/png"/></draw:frame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28T21:47:38.569000000</dc:date>
    <meta:editing-duration>PT1M35S</meta:editing-duration>
    <meta:editing-cycles>3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7" meta:word-count="0" meta:character-count="7" meta:non-whitespace-character-count="0"/>
  </office:meta>
</office:document-meta>
</file>